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4" style:family="table-cell" style:parent-style-name="Default" style:data-style-name="N10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Valor</text:p>
          </table:table-cell>
          <table:table-cell office:value-type="string" calcext:value-type="string">
            <text:p>Vendedor</text:p>
          </table:table-cell>
          <table:table-cell/>
          <table:table-cell office:value-type="string" calcext:value-type="string">
            <text:p>SOMA</text:p>
          </table:table-cell>
          <table:table-cell table:number-columns-repeated="3"/>
        </table:table-row>
        <table:table-row table:style-name="ro1">
          <table:table-cell office:value-type="currency" office:currency="BRL" office:value="9088" calcext:value-type="currency">
            <text:p>R$ 9.088,00</text:p>
          </table:table-cell>
          <table:table-cell table:style-name="ce2" office:value-type="string" calcext:value-type="string">
            <text:p>Letícia</text:p>
          </table:table-cell>
          <table:table-cell/>
          <table:table-cell table:style-name="ce4" table:formula="of:=SUM([.A2:.A300])" office:value-type="currency" office:currency="BRL" office:value="1837620" calcext:value-type="currency">
            <text:p>R$ 1.837.620,00</text:p>
          </table:table-cell>
          <table:table-cell table:number-columns-repeated="2"/>
          <table:table-cell office:value-type="string" calcext:value-type="string">
            <text:p>Vendedor</text:p>
          </table:table-cell>
        </table:table-row>
        <table:table-row table:style-name="ro1">
          <table:table-cell office:value-type="currency" office:currency="BRL" office:value="7346" calcext:value-type="currency">
            <text:p>R$ 7.346,00</text:p>
          </table:table-cell>
          <table:table-cell office:value-type="string" calcext:value-type="string">
            <text:p>Denise</text:p>
          </table:table-cell>
          <table:table-cell table:number-columns-repeated="4"/>
          <table:table-cell table:style-name="ce2" office:value-type="string" calcext:value-type="string">
            <text:p>Letícia</text:p>
          </table:table-cell>
        </table:table-row>
        <table:table-row table:style-name="ro1">
          <table:table-cell office:value-type="currency" office:currency="BRL" office:value="7050" calcext:value-type="currency">
            <text:p>R$ 7.050,00</text:p>
          </table:table-cell>
          <table:table-cell office:value-type="string" calcext:value-type="string">
            <text:p>Denise</text:p>
          </table:table-cell>
          <table:table-cell table:number-columns-repeated="4"/>
          <table:table-cell office:value-type="string" calcext:value-type="string">
            <text:p>Denise</text:p>
          </table:table-cell>
        </table:table-row>
        <table:table-row table:style-name="ro1">
          <table:table-cell office:value-type="currency" office:currency="BRL" office:value="8601" calcext:value-type="currency">
            <text:p>R$ 8.601,00</text:p>
          </table:table-cell>
          <table:table-cell office:value-type="string" calcext:value-type="string">
            <text:p>Letícia</text:p>
          </table:table-cell>
          <table:table-cell table:number-columns-repeated="4"/>
          <table:table-cell office:value-type="string" calcext:value-type="string">
            <text:p>Sofia</text:p>
          </table:table-cell>
        </table:table-row>
        <table:table-row table:style-name="ro1">
          <table:table-cell office:value-type="currency" office:currency="BRL" office:value="8114" calcext:value-type="currency">
            <text:p>R$ 8.114,00</text:p>
          </table:table-cell>
          <table:table-cell office:value-type="string" calcext:value-type="string">
            <text:p>Sofia</text:p>
          </table:table-cell>
          <table:table-cell table:number-columns-repeated="4"/>
          <table:table-cell office:value-type="string" calcext:value-type="string">
            <text:p>Laís</text:p>
          </table:table-cell>
        </table:table-row>
        <table:table-row table:style-name="ro1">
          <table:table-cell office:value-type="currency" office:currency="BRL" office:value="8685" calcext:value-type="currency">
            <text:p>R$ 8.685,00</text:p>
          </table:table-cell>
          <table:table-cell office:value-type="string" calcext:value-type="string">
            <text:p>Laís</text:p>
          </table:table-cell>
          <table:table-cell table:number-columns-repeated="4"/>
          <table:table-cell office:value-type="string" calcext:value-type="string">
            <text:p>Daniel</text:p>
          </table:table-cell>
        </table:table-row>
        <table:table-row table:style-name="ro1">
          <table:table-cell office:value-type="currency" office:currency="BRL" office:value="7751" calcext:value-type="currency">
            <text:p>R$ 7.751,00</text:p>
          </table:table-cell>
          <table:table-cell office:value-type="string" calcext:value-type="string">
            <text:p>Daniel</text:p>
          </table:table-cell>
          <table:table-cell table:number-columns-repeated="4"/>
          <table:table-cell office:value-type="string" calcext:value-type="string">
            <text:p>Antônio</text:p>
          </table:table-cell>
        </table:table-row>
        <table:table-row table:style-name="ro1">
          <table:table-cell office:value-type="currency" office:currency="BRL" office:value="8035" calcext:value-type="currency">
            <text:p>R$ 8.035,00</text:p>
          </table:table-cell>
          <table:table-cell office:value-type="string" calcext:value-type="string">
            <text:p>Denise</text:p>
          </table:table-cell>
          <table:table-cell table:number-columns-repeated="4"/>
          <table:table-cell office:value-type="string" calcext:value-type="string">
            <text:p>Ricardo</text:p>
          </table:table-cell>
        </table:table-row>
        <table:table-row table:style-name="ro1">
          <table:table-cell office:value-type="currency" office:currency="BRL" office:value="8734" calcext:value-type="currency">
            <text:p>R$ 8.734,00</text:p>
          </table:table-cell>
          <table:table-cell office:value-type="string" calcext:value-type="string">
            <text:p>Laís</text:p>
          </table:table-cell>
          <table:table-cell table:number-columns-repeated="4"/>
          <table:table-cell office:value-type="string" calcext:value-type="string">
            <text:p>Breno</text:p>
          </table:table-cell>
        </table:table-row>
        <table:table-row table:style-name="ro1">
          <table:table-cell office:value-type="currency" office:currency="BRL" office:value="8357" calcext:value-type="currency">
            <text:p>R$ 8.357,00</text:p>
          </table:table-cell>
          <table:table-cell office:value-type="string" calcext:value-type="string">
            <text:p>Denise</text:p>
          </table:table-cell>
          <table:table-cell table:number-columns-repeated="4"/>
          <table:table-cell office:value-type="string" calcext:value-type="string">
            <text:p>Janaina</text:p>
          </table:table-cell>
        </table:table-row>
        <table:table-row table:style-name="ro1">
          <table:table-cell office:value-type="currency" office:currency="BRL" office:value="8124" calcext:value-type="currency">
            <text:p>R$ 8.124,00</text:p>
          </table:table-cell>
          <table:table-cell office:value-type="string" calcext:value-type="string">
            <text:p>Sofia</text:p>
          </table:table-cell>
          <table:table-cell table:number-columns-repeated="4"/>
          <table:table-cell office:value-type="string" calcext:value-type="string">
            <text:p>Douglas</text:p>
          </table:table-cell>
        </table:table-row>
        <table:table-row table:style-name="ro1">
          <table:table-cell office:value-type="currency" office:currency="BRL" office:value="3888" calcext:value-type="currency">
            <text:p>R$ 3.888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8332" calcext:value-type="currency">
            <text:p>R$ 8.332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9097" calcext:value-type="currency">
            <text:p>R$ 9.097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7381" calcext:value-type="currency">
            <text:p>R$ 7.381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3963" calcext:value-type="currency">
            <text:p>R$ 3.963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9482" calcext:value-type="currency">
            <text:p>R$ 9.482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8960" calcext:value-type="currency">
            <text:p>R$ 8.960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4738" calcext:value-type="currency">
            <text:p>R$ 4.738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7672" calcext:value-type="currency">
            <text:p>R$ 7.672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8450" calcext:value-type="currency">
            <text:p>R$ 8.450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2501" calcext:value-type="currency">
            <text:p>R$ 2.501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4753" calcext:value-type="currency">
            <text:p>R$ 4.753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2500" calcext:value-type="currency">
            <text:p>R$ 2.500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4642" calcext:value-type="currency">
            <text:p>R$ 4.642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9763" calcext:value-type="currency">
            <text:p>R$ 9.763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8810" calcext:value-type="currency">
            <text:p>R$ 8.810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4869" calcext:value-type="currency">
            <text:p>R$ 4.869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5540" calcext:value-type="currency">
            <text:p>R$ 5.540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7202" calcext:value-type="currency">
            <text:p>R$ 7.202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9900" calcext:value-type="currency">
            <text:p>R$ 9.900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7720" calcext:value-type="currency">
            <text:p>R$ 7.720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8301" calcext:value-type="currency">
            <text:p>R$ 8.301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7498" calcext:value-type="currency">
            <text:p>R$ 7.498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6268" calcext:value-type="currency">
            <text:p>R$ 6.268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9214" calcext:value-type="currency">
            <text:p>R$ 9.214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8440" calcext:value-type="currency">
            <text:p>R$ 8.440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6244" calcext:value-type="currency">
            <text:p>R$ 6.244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3583" calcext:value-type="currency">
            <text:p>R$ 3.583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3976" calcext:value-type="currency">
            <text:p>R$ 3.976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6001" calcext:value-type="currency">
            <text:p>R$ 6.001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9964" calcext:value-type="currency">
            <text:p>R$ 9.964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6739" calcext:value-type="currency">
            <text:p>R$ 6.739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4669" calcext:value-type="currency">
            <text:p>R$ 4.669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7775" calcext:value-type="currency">
            <text:p>R$ 7.775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6561" calcext:value-type="currency">
            <text:p>R$ 6.561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5291" calcext:value-type="currency">
            <text:p>R$ 5.291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3685" calcext:value-type="currency">
            <text:p>R$ 3.685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8162" calcext:value-type="currency">
            <text:p>R$ 8.162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3437" calcext:value-type="currency">
            <text:p>R$ 3.437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4588" calcext:value-type="currency">
            <text:p>R$ 4.588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2417" calcext:value-type="currency">
            <text:p>R$ 2.417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2772" calcext:value-type="currency">
            <text:p>R$ 2.772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7572" calcext:value-type="currency">
            <text:p>R$ 7.572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4245" calcext:value-type="currency">
            <text:p>R$ 4.245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4851" calcext:value-type="currency">
            <text:p>R$ 4.851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5475" calcext:value-type="currency">
            <text:p>R$ 5.475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7380" calcext:value-type="currency">
            <text:p>R$ 7.380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7705" calcext:value-type="currency">
            <text:p>R$ 7.705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6764" calcext:value-type="currency">
            <text:p>R$ 6.764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6093" calcext:value-type="currency">
            <text:p>R$ 6.093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5305" calcext:value-type="currency">
            <text:p>R$ 5.305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4236" calcext:value-type="currency">
            <text:p>R$ 4.236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5900" calcext:value-type="currency">
            <text:p>R$ 5.900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3605" calcext:value-type="currency">
            <text:p>R$ 3.605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7749" calcext:value-type="currency">
            <text:p>R$ 7.749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7857" calcext:value-type="currency">
            <text:p>R$ 7.857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2478" calcext:value-type="currency">
            <text:p>R$ 2.478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4477" calcext:value-type="currency">
            <text:p>R$ 4.477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8464" calcext:value-type="currency">
            <text:p>R$ 8.464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7090" calcext:value-type="currency">
            <text:p>R$ 7.090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9379" calcext:value-type="currency">
            <text:p>R$ 9.379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5571" calcext:value-type="currency">
            <text:p>R$ 5.571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5968" calcext:value-type="currency">
            <text:p>R$ 5.968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5681" calcext:value-type="currency">
            <text:p>R$ 5.681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7661" calcext:value-type="currency">
            <text:p>R$ 7.661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8451" calcext:value-type="currency">
            <text:p>R$ 8.451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7870" calcext:value-type="currency">
            <text:p>R$ 7.870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5134" calcext:value-type="currency">
            <text:p>R$ 5.134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2934" calcext:value-type="currency">
            <text:p>R$ 2.934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9086" calcext:value-type="currency">
            <text:p>R$ 9.086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6986" calcext:value-type="currency">
            <text:p>R$ 6.986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6988" calcext:value-type="currency">
            <text:p>R$ 6.988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9751" calcext:value-type="currency">
            <text:p>R$ 9.751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4854" calcext:value-type="currency">
            <text:p>R$ 4.854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7185" calcext:value-type="currency">
            <text:p>R$ 7.185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9678" calcext:value-type="currency">
            <text:p>R$ 9.678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8192" calcext:value-type="currency">
            <text:p>R$ 8.192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7852" calcext:value-type="currency">
            <text:p>R$ 7.852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7347" calcext:value-type="currency">
            <text:p>R$ 7.347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4857" calcext:value-type="currency">
            <text:p>R$ 4.857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8709" calcext:value-type="currency">
            <text:p>R$ 8.709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2529" calcext:value-type="currency">
            <text:p>R$ 2.529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8770" calcext:value-type="currency">
            <text:p>R$ 8.770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9944" calcext:value-type="currency">
            <text:p>R$ 9.944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2829" calcext:value-type="currency">
            <text:p>R$ 2.829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8835" calcext:value-type="currency">
            <text:p>R$ 8.835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5429" calcext:value-type="currency">
            <text:p>R$ 5.429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8621" calcext:value-type="currency">
            <text:p>R$ 8.621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7460" calcext:value-type="currency">
            <text:p>R$ 7.460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6218" calcext:value-type="currency">
            <text:p>R$ 6.218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4051" calcext:value-type="currency">
            <text:p>R$ 4.051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8750" calcext:value-type="currency">
            <text:p>R$ 8.750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2646" calcext:value-type="currency">
            <text:p>R$ 2.646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6692" calcext:value-type="currency">
            <text:p>R$ 6.692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7795" calcext:value-type="currency">
            <text:p>R$ 7.795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2600" calcext:value-type="currency">
            <text:p>R$ 2.600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7498" calcext:value-type="currency">
            <text:p>R$ 7.498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4685" calcext:value-type="currency">
            <text:p>R$ 4.685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8797" calcext:value-type="currency">
            <text:p>R$ 8.797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7248" calcext:value-type="currency">
            <text:p>R$ 7.248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7597" calcext:value-type="currency">
            <text:p>R$ 7.597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2477" calcext:value-type="currency">
            <text:p>R$ 2.477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5239" calcext:value-type="currency">
            <text:p>R$ 5.239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2777" calcext:value-type="currency">
            <text:p>R$ 2.777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6772" calcext:value-type="currency">
            <text:p>R$ 6.772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9914" calcext:value-type="currency">
            <text:p>R$ 9.914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7146" calcext:value-type="currency">
            <text:p>R$ 7.146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2622" calcext:value-type="currency">
            <text:p>R$ 2.622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7475" calcext:value-type="currency">
            <text:p>R$ 7.475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4265" calcext:value-type="currency">
            <text:p>R$ 4.265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3051" calcext:value-type="currency">
            <text:p>R$ 3.051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4589" calcext:value-type="currency">
            <text:p>R$ 4.589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5855" calcext:value-type="currency">
            <text:p>R$ 5.855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9918" calcext:value-type="currency">
            <text:p>R$ 9.918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9892" calcext:value-type="currency">
            <text:p>R$ 9.892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3935" calcext:value-type="currency">
            <text:p>R$ 3.935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4652" calcext:value-type="currency">
            <text:p>R$ 4.652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3415" calcext:value-type="currency">
            <text:p>R$ 3.415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4755" calcext:value-type="currency">
            <text:p>R$ 4.755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8628" calcext:value-type="currency">
            <text:p>R$ 8.628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3664" calcext:value-type="currency">
            <text:p>R$ 3.664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8008" calcext:value-type="currency">
            <text:p>R$ 8.008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2050" calcext:value-type="currency">
            <text:p>R$ 2.050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8296" calcext:value-type="currency">
            <text:p>R$ 8.296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5198" calcext:value-type="currency">
            <text:p>R$ 5.198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7493" calcext:value-type="currency">
            <text:p>R$ 7.493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5027" calcext:value-type="currency">
            <text:p>R$ 5.027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7920" calcext:value-type="currency">
            <text:p>R$ 7.920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7032" calcext:value-type="currency">
            <text:p>R$ 7.032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9543" calcext:value-type="currency">
            <text:p>R$ 9.543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5923" calcext:value-type="currency">
            <text:p>R$ 5.923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2304" calcext:value-type="currency">
            <text:p>R$ 2.304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7273" calcext:value-type="currency">
            <text:p>R$ 7.273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2883" calcext:value-type="currency">
            <text:p>R$ 2.883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2506" calcext:value-type="currency">
            <text:p>R$ 2.506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5240" calcext:value-type="currency">
            <text:p>R$ 5.240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5521" calcext:value-type="currency">
            <text:p>R$ 5.521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5924" calcext:value-type="currency">
            <text:p>R$ 5.924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8451" calcext:value-type="currency">
            <text:p>R$ 8.451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3479" calcext:value-type="currency">
            <text:p>R$ 3.479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6507" calcext:value-type="currency">
            <text:p>R$ 6.507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9362" calcext:value-type="currency">
            <text:p>R$ 9.362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7184" calcext:value-type="currency">
            <text:p>R$ 7.184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8109" calcext:value-type="currency">
            <text:p>R$ 8.109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7928" calcext:value-type="currency">
            <text:p>R$ 7.928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6403" calcext:value-type="currency">
            <text:p>R$ 6.403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4164" calcext:value-type="currency">
            <text:p>R$ 4.164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9692" calcext:value-type="currency">
            <text:p>R$ 9.692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2519" calcext:value-type="currency">
            <text:p>R$ 2.519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5581" calcext:value-type="currency">
            <text:p>R$ 5.581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2340" calcext:value-type="currency">
            <text:p>R$ 2.340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9960" calcext:value-type="currency">
            <text:p>R$ 9.960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4923" calcext:value-type="currency">
            <text:p>R$ 4.923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2605" calcext:value-type="currency">
            <text:p>R$ 2.605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5552" calcext:value-type="currency">
            <text:p>R$ 5.552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5159" calcext:value-type="currency">
            <text:p>R$ 5.159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9164" calcext:value-type="currency">
            <text:p>R$ 9.164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8557" calcext:value-type="currency">
            <text:p>R$ 8.557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4622" calcext:value-type="currency">
            <text:p>R$ 4.622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5148" calcext:value-type="currency">
            <text:p>R$ 5.148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8497" calcext:value-type="currency">
            <text:p>R$ 8.497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8857" calcext:value-type="currency">
            <text:p>R$ 8.857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3775" calcext:value-type="currency">
            <text:p>R$ 3.775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5160" calcext:value-type="currency">
            <text:p>R$ 5.160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7089" calcext:value-type="currency">
            <text:p>R$ 7.089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9217" calcext:value-type="currency">
            <text:p>R$ 9.217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5040" calcext:value-type="currency">
            <text:p>R$ 5.040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5384" calcext:value-type="currency">
            <text:p>R$ 5.384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3874" calcext:value-type="currency">
            <text:p>R$ 3.874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5444" calcext:value-type="currency">
            <text:p>R$ 5.444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8048" calcext:value-type="currency">
            <text:p>R$ 8.048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9270" calcext:value-type="currency">
            <text:p>R$ 9.270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3699" calcext:value-type="currency">
            <text:p>R$ 3.699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3633" calcext:value-type="currency">
            <text:p>R$ 3.633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3006" calcext:value-type="currency">
            <text:p>R$ 3.006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8819" calcext:value-type="currency">
            <text:p>R$ 8.819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2587" calcext:value-type="currency">
            <text:p>R$ 2.587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2427" calcext:value-type="currency">
            <text:p>R$ 2.427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2528" calcext:value-type="currency">
            <text:p>R$ 2.528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3681" calcext:value-type="currency">
            <text:p>R$ 3.681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2617" calcext:value-type="currency">
            <text:p>R$ 2.617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2490" calcext:value-type="currency">
            <text:p>R$ 2.490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3924" calcext:value-type="currency">
            <text:p>R$ 3.924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7135" calcext:value-type="currency">
            <text:p>R$ 7.135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4299" calcext:value-type="currency">
            <text:p>R$ 4.299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3050" calcext:value-type="currency">
            <text:p>R$ 3.050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6063" calcext:value-type="currency">
            <text:p>R$ 6.063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9538" calcext:value-type="currency">
            <text:p>R$ 9.538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8752" calcext:value-type="currency">
            <text:p>R$ 8.752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9985" calcext:value-type="currency">
            <text:p>R$ 9.985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5713" calcext:value-type="currency">
            <text:p>R$ 5.713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4162" calcext:value-type="currency">
            <text:p>R$ 4.162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2594" calcext:value-type="currency">
            <text:p>R$ 2.594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4187" calcext:value-type="currency">
            <text:p>R$ 4.187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6612" calcext:value-type="currency">
            <text:p>R$ 6.612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6813" calcext:value-type="currency">
            <text:p>R$ 6.813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6566" calcext:value-type="currency">
            <text:p>R$ 6.566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9805" calcext:value-type="currency">
            <text:p>R$ 9.805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7621" calcext:value-type="currency">
            <text:p>R$ 7.621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6874" calcext:value-type="currency">
            <text:p>R$ 6.874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3682" calcext:value-type="currency">
            <text:p>R$ 3.682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5513" calcext:value-type="currency">
            <text:p>R$ 5.513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4705" calcext:value-type="currency">
            <text:p>R$ 4.705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5992" calcext:value-type="currency">
            <text:p>R$ 5.992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5869" calcext:value-type="currency">
            <text:p>R$ 5.869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7115" calcext:value-type="currency">
            <text:p>R$ 7.115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7423" calcext:value-type="currency">
            <text:p>R$ 7.423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3726" calcext:value-type="currency">
            <text:p>R$ 3.726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7948" calcext:value-type="currency">
            <text:p>R$ 7.948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4788" calcext:value-type="currency">
            <text:p>R$ 4.788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3295" calcext:value-type="currency">
            <text:p>R$ 3.295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5050" calcext:value-type="currency">
            <text:p>R$ 5.050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7118" calcext:value-type="currency">
            <text:p>R$ 7.118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7753" calcext:value-type="currency">
            <text:p>R$ 7.753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3430" calcext:value-type="currency">
            <text:p>R$ 3.430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6159" calcext:value-type="currency">
            <text:p>R$ 6.159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7749" calcext:value-type="currency">
            <text:p>R$ 7.749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7054" calcext:value-type="currency">
            <text:p>R$ 7.054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2014" calcext:value-type="currency">
            <text:p>R$ 2.014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3940" calcext:value-type="currency">
            <text:p>R$ 3.940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3516" calcext:value-type="currency">
            <text:p>R$ 3.516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7737" calcext:value-type="currency">
            <text:p>R$ 7.737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8058" calcext:value-type="currency">
            <text:p>R$ 8.058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2312" calcext:value-type="currency">
            <text:p>R$ 2.312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7728" calcext:value-type="currency">
            <text:p>R$ 7.728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6506" calcext:value-type="currency">
            <text:p>R$ 6.506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9910" calcext:value-type="currency">
            <text:p>R$ 9.910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7335" calcext:value-type="currency">
            <text:p>R$ 7.335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2883" calcext:value-type="currency">
            <text:p>R$ 2.883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8581" calcext:value-type="currency">
            <text:p>R$ 8.581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5165" calcext:value-type="currency">
            <text:p>R$ 5.165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6755" calcext:value-type="currency">
            <text:p>R$ 6.755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9243" calcext:value-type="currency">
            <text:p>R$ 9.243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3056" calcext:value-type="currency">
            <text:p>R$ 3.056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3069" calcext:value-type="currency">
            <text:p>R$ 3.069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5528" calcext:value-type="currency">
            <text:p>R$ 5.528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7048" calcext:value-type="currency">
            <text:p>R$ 7.048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2831" calcext:value-type="currency">
            <text:p>R$ 2.831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4899" calcext:value-type="currency">
            <text:p>R$ 4.899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5615" calcext:value-type="currency">
            <text:p>R$ 5.615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2400" calcext:value-type="currency">
            <text:p>R$ 2.400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5793" calcext:value-type="currency">
            <text:p>R$ 5.793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6997" calcext:value-type="currency">
            <text:p>R$ 6.997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5317" calcext:value-type="currency">
            <text:p>R$ 5.317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6019" calcext:value-type="currency">
            <text:p>R$ 6.019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8328" calcext:value-type="currency">
            <text:p>R$ 8.328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3233" calcext:value-type="currency">
            <text:p>R$ 3.233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8531" calcext:value-type="currency">
            <text:p>R$ 8.531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7695" calcext:value-type="currency">
            <text:p>R$ 7.695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5362" calcext:value-type="currency">
            <text:p>R$ 5.362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3275" calcext:value-type="currency">
            <text:p>R$ 3.275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9493" calcext:value-type="currency">
            <text:p>R$ 9.493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5313" calcext:value-type="currency">
            <text:p>R$ 5.313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9795" calcext:value-type="currency">
            <text:p>R$ 9.795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8791" calcext:value-type="currency">
            <text:p>R$ 8.791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2275" calcext:value-type="currency">
            <text:p>R$ 2.275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9642" calcext:value-type="currency">
            <text:p>R$ 9.642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3753" calcext:value-type="currency">
            <text:p>R$ 3.753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7640" calcext:value-type="currency">
            <text:p>R$ 7.640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7653" calcext:value-type="currency">
            <text:p>R$ 7.653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5297" calcext:value-type="currency">
            <text:p>R$ 5.297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2925" calcext:value-type="currency">
            <text:p>R$ 2.925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6319" calcext:value-type="currency">
            <text:p>R$ 6.319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7890" calcext:value-type="currency">
            <text:p>R$ 7.890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6842" calcext:value-type="currency">
            <text:p>R$ 6.842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4276" calcext:value-type="currency">
            <text:p>R$ 4.276,00</text:p>
          </table:table-cell>
          <table:table-cell office:value-type="string" calcext:value-type="string">
            <text:p>Daniel</text:p>
          </table:table-cell>
          <table:table-cell table:number-columns-repeated="5"/>
        </table:table-row>
        <table:table-row table:style-name="ro1">
          <table:table-cell office:value-type="currency" office:currency="BRL" office:value="9291" calcext:value-type="currency">
            <text:p>R$ 9.291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3759" calcext:value-type="currency">
            <text:p>R$ 3.759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6105" calcext:value-type="currency">
            <text:p>R$ 6.105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4624" calcext:value-type="currency">
            <text:p>R$ 4.624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9339" calcext:value-type="currency">
            <text:p>R$ 9.339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9137" calcext:value-type="currency">
            <text:p>R$ 9.137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4874" calcext:value-type="currency">
            <text:p>R$ 4.874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5700" calcext:value-type="currency">
            <text:p>R$ 5.700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2763" calcext:value-type="currency">
            <text:p>R$ 2.763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4173" calcext:value-type="currency">
            <text:p>R$ 4.173,00</text:p>
          </table:table-cell>
          <table:table-cell office:value-type="string" calcext:value-type="string">
            <text:p>Douglas</text:p>
          </table:table-cell>
          <table:table-cell table:number-columns-repeated="5"/>
        </table:table-row>
        <table:table-row table:style-name="ro1">
          <table:table-cell office:value-type="currency" office:currency="BRL" office:value="4777" calcext:value-type="currency">
            <text:p>R$ 4.777,00</text:p>
          </table:table-cell>
          <table:table-cell office:value-type="string" calcext:value-type="string">
            <text:p>Denise</text:p>
          </table:table-cell>
          <table:table-cell table:number-columns-repeated="5"/>
        </table:table-row>
        <table:table-row table:style-name="ro1">
          <table:table-cell office:value-type="currency" office:currency="BRL" office:value="7317" calcext:value-type="currency">
            <text:p>R$ 7.317,00</text:p>
          </table:table-cell>
          <table:table-cell office:value-type="string" calcext:value-type="string">
            <text:p>Letícia</text:p>
          </table:table-cell>
          <table:table-cell table:number-columns-repeated="5"/>
        </table:table-row>
        <table:table-row table:style-name="ro1">
          <table:table-cell office:value-type="currency" office:currency="BRL" office:value="2264" calcext:value-type="currency">
            <text:p>R$ 2.264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  <table:table-row table:style-name="ro1">
          <table:table-cell office:value-type="currency" office:currency="BRL" office:value="9962" calcext:value-type="currency">
            <text:p>R$ 9.962,00</text:p>
          </table:table-cell>
          <table:table-cell office:value-type="string" calcext:value-type="string">
            <text:p>Antônio</text:p>
          </table:table-cell>
          <table:table-cell table:number-columns-repeated="5"/>
        </table:table-row>
        <table:table-row table:style-name="ro1">
          <table:table-cell office:value-type="currency" office:currency="BRL" office:value="8556" calcext:value-type="currency">
            <text:p>R$ 8.556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9134" calcext:value-type="currency">
            <text:p>R$ 9.134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4908" calcext:value-type="currency">
            <text:p>R$ 4.908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6476" calcext:value-type="currency">
            <text:p>R$ 6.476,00</text:p>
          </table:table-cell>
          <table:table-cell office:value-type="string" calcext:value-type="string">
            <text:p>Janaina</text:p>
          </table:table-cell>
          <table:table-cell table:number-columns-repeated="5"/>
        </table:table-row>
        <table:table-row table:style-name="ro1">
          <table:table-cell office:value-type="currency" office:currency="BRL" office:value="3645" calcext:value-type="currency">
            <text:p>R$ 3.645,00</text:p>
          </table:table-cell>
          <table:table-cell office:value-type="string" calcext:value-type="string">
            <text:p>Ricardo</text:p>
          </table:table-cell>
          <table:table-cell table:number-columns-repeated="5"/>
        </table:table-row>
        <table:table-row table:style-name="ro1">
          <table:table-cell office:value-type="currency" office:currency="BRL" office:value="6548" calcext:value-type="currency">
            <text:p>R$ 6.548,00</text:p>
          </table:table-cell>
          <table:table-cell office:value-type="string" calcext:value-type="string">
            <text:p>Laís</text:p>
          </table:table-cell>
          <table:table-cell table:number-columns-repeated="5"/>
        </table:table-row>
        <table:table-row table:style-name="ro1">
          <table:table-cell office:value-type="currency" office:currency="BRL" office:value="3758" calcext:value-type="currency">
            <text:p>R$ 3.758,00</text:p>
          </table:table-cell>
          <table:table-cell office:value-type="string" calcext:value-type="string">
            <text:p>Breno</text:p>
          </table:table-cell>
          <table:table-cell table:number-columns-repeated="5"/>
        </table:table-row>
        <table:table-row table:style-name="ro1">
          <table:table-cell office:value-type="currency" office:currency="BRL" office:value="4125" calcext:value-type="currency">
            <text:p>R$ 4.125,00</text:p>
          </table:table-cell>
          <table:table-cell office:value-type="string" calcext:value-type="string">
            <text:p>Sofia</text:p>
          </table:table-cell>
          <table:table-cell table:number-columns-repeated="5"/>
        </table:table-row>
      </table:table>
      <table:table table:name="Folha2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Valor</text:p>
          </table:table-cell>
          <table:table-cell office:value-type="string" calcext:value-type="string">
            <text:p>Unidade</text:p>
          </table:table-cell>
        </table:table-row>
        <table:table-row table:style-name="ro1">
          <table:table-cell office:value-type="currency" office:currency="BRL" office:value="9088" calcext:value-type="currency">
            <text:p>R$ 9.08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346" calcext:value-type="currency">
            <text:p>R$ 7.34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50" calcext:value-type="currency">
            <text:p>R$ 7.0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601" calcext:value-type="currency">
            <text:p>R$ 8.60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114" calcext:value-type="currency">
            <text:p>R$ 8.11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685" calcext:value-type="currency">
            <text:p>R$ 8.68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51" calcext:value-type="currency">
            <text:p>R$ 7.75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035" calcext:value-type="currency">
            <text:p>R$ 8.03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734" calcext:value-type="currency">
            <text:p>R$ 8.73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357" calcext:value-type="currency">
            <text:p>R$ 8.35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124" calcext:value-type="currency">
            <text:p>R$ 8.12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888" calcext:value-type="currency">
            <text:p>R$ 3.88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332" calcext:value-type="currency">
            <text:p>R$ 8.33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097" calcext:value-type="currency">
            <text:p>R$ 9.09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381" calcext:value-type="currency">
            <text:p>R$ 7.38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963" calcext:value-type="currency">
            <text:p>R$ 3.96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482" calcext:value-type="currency">
            <text:p>R$ 9.48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960" calcext:value-type="currency">
            <text:p>R$ 8.96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738" calcext:value-type="currency">
            <text:p>R$ 4.73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672" calcext:value-type="currency">
            <text:p>R$ 7.67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450" calcext:value-type="currency">
            <text:p>R$ 8.4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501" calcext:value-type="currency">
            <text:p>R$ 2.50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753" calcext:value-type="currency">
            <text:p>R$ 4.75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500" calcext:value-type="currency">
            <text:p>R$ 2.50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642" calcext:value-type="currency">
            <text:p>R$ 4.64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9763" calcext:value-type="currency">
            <text:p>R$ 9.76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810" calcext:value-type="currency">
            <text:p>R$ 8.81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869" calcext:value-type="currency">
            <text:p>R$ 4.86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540" calcext:value-type="currency">
            <text:p>R$ 5.54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202" calcext:value-type="currency">
            <text:p>R$ 7.20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900" calcext:value-type="currency">
            <text:p>R$ 9.90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20" calcext:value-type="currency">
            <text:p>R$ 7.72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301" calcext:value-type="currency">
            <text:p>R$ 8.30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498" calcext:value-type="currency">
            <text:p>R$ 7.49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268" calcext:value-type="currency">
            <text:p>R$ 6.26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214" calcext:value-type="currency">
            <text:p>R$ 9.21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440" calcext:value-type="currency">
            <text:p>R$ 8.44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244" calcext:value-type="currency">
            <text:p>R$ 6.24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583" calcext:value-type="currency">
            <text:p>R$ 3.58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976" calcext:value-type="currency">
            <text:p>R$ 3.97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001" calcext:value-type="currency">
            <text:p>R$ 6.00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964" calcext:value-type="currency">
            <text:p>R$ 9.96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739" calcext:value-type="currency">
            <text:p>R$ 6.73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669" calcext:value-type="currency">
            <text:p>R$ 4.669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75" calcext:value-type="currency">
            <text:p>R$ 7.77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561" calcext:value-type="currency">
            <text:p>R$ 6.56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291" calcext:value-type="currency">
            <text:p>R$ 5.29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685" calcext:value-type="currency">
            <text:p>R$ 3.68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162" calcext:value-type="currency">
            <text:p>R$ 8.16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437" calcext:value-type="currency">
            <text:p>R$ 3.43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588" calcext:value-type="currency">
            <text:p>R$ 4.58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417" calcext:value-type="currency">
            <text:p>R$ 2.41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772" calcext:value-type="currency">
            <text:p>R$ 2.77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572" calcext:value-type="currency">
            <text:p>R$ 7.57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245" calcext:value-type="currency">
            <text:p>R$ 4.24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851" calcext:value-type="currency">
            <text:p>R$ 4.85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475" calcext:value-type="currency">
            <text:p>R$ 5.47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380" calcext:value-type="currency">
            <text:p>R$ 7.38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05" calcext:value-type="currency">
            <text:p>R$ 7.70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764" calcext:value-type="currency">
            <text:p>R$ 6.76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093" calcext:value-type="currency">
            <text:p>R$ 6.09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305" calcext:value-type="currency">
            <text:p>R$ 5.30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236" calcext:value-type="currency">
            <text:p>R$ 4.23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900" calcext:value-type="currency">
            <text:p>R$ 5.90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605" calcext:value-type="currency">
            <text:p>R$ 3.60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749" calcext:value-type="currency">
            <text:p>R$ 7.74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857" calcext:value-type="currency">
            <text:p>R$ 7.85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478" calcext:value-type="currency">
            <text:p>R$ 2.47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477" calcext:value-type="currency">
            <text:p>R$ 4.47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464" calcext:value-type="currency">
            <text:p>R$ 8.46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090" calcext:value-type="currency">
            <text:p>R$ 7.09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379" calcext:value-type="currency">
            <text:p>R$ 9.37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571" calcext:value-type="currency">
            <text:p>R$ 5.57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968" calcext:value-type="currency">
            <text:p>R$ 5.96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681" calcext:value-type="currency">
            <text:p>R$ 5.68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661" calcext:value-type="currency">
            <text:p>R$ 7.661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451" calcext:value-type="currency">
            <text:p>R$ 8.45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870" calcext:value-type="currency">
            <text:p>R$ 7.87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134" calcext:value-type="currency">
            <text:p>R$ 5.13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934" calcext:value-type="currency">
            <text:p>R$ 2.93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086" calcext:value-type="currency">
            <text:p>R$ 9.08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986" calcext:value-type="currency">
            <text:p>R$ 6.98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988" calcext:value-type="currency">
            <text:p>R$ 6.98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751" calcext:value-type="currency">
            <text:p>R$ 9.75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854" calcext:value-type="currency">
            <text:p>R$ 4.85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185" calcext:value-type="currency">
            <text:p>R$ 7.18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678" calcext:value-type="currency">
            <text:p>R$ 9.67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192" calcext:value-type="currency">
            <text:p>R$ 8.19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852" calcext:value-type="currency">
            <text:p>R$ 7.85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347" calcext:value-type="currency">
            <text:p>R$ 7.34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857" calcext:value-type="currency">
            <text:p>R$ 4.85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709" calcext:value-type="currency">
            <text:p>R$ 8.70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529" calcext:value-type="currency">
            <text:p>R$ 2.52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770" calcext:value-type="currency">
            <text:p>R$ 8.77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944" calcext:value-type="currency">
            <text:p>R$ 9.94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829" calcext:value-type="currency">
            <text:p>R$ 2.82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835" calcext:value-type="currency">
            <text:p>R$ 8.83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429" calcext:value-type="currency">
            <text:p>R$ 5.42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621" calcext:value-type="currency">
            <text:p>R$ 8.62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460" calcext:value-type="currency">
            <text:p>R$ 7.46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218" calcext:value-type="currency">
            <text:p>R$ 6.21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051" calcext:value-type="currency">
            <text:p>R$ 4.05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750" calcext:value-type="currency">
            <text:p>R$ 8.7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646" calcext:value-type="currency">
            <text:p>R$ 2.646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692" calcext:value-type="currency">
            <text:p>R$ 6.69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795" calcext:value-type="currency">
            <text:p>R$ 7.79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600" calcext:value-type="currency">
            <text:p>R$ 2.60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498" calcext:value-type="currency">
            <text:p>R$ 7.49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685" calcext:value-type="currency">
            <text:p>R$ 4.68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797" calcext:value-type="currency">
            <text:p>R$ 8.79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248" calcext:value-type="currency">
            <text:p>R$ 7.248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597" calcext:value-type="currency">
            <text:p>R$ 7.59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477" calcext:value-type="currency">
            <text:p>R$ 2.47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239" calcext:value-type="currency">
            <text:p>R$ 5.239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777" calcext:value-type="currency">
            <text:p>R$ 2.77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772" calcext:value-type="currency">
            <text:p>R$ 6.77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914" calcext:value-type="currency">
            <text:p>R$ 9.91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146" calcext:value-type="currency">
            <text:p>R$ 7.14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622" calcext:value-type="currency">
            <text:p>R$ 2.62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475" calcext:value-type="currency">
            <text:p>R$ 7.47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265" calcext:value-type="currency">
            <text:p>R$ 4.26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051" calcext:value-type="currency">
            <text:p>R$ 3.05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589" calcext:value-type="currency">
            <text:p>R$ 4.58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855" calcext:value-type="currency">
            <text:p>R$ 5.85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918" calcext:value-type="currency">
            <text:p>R$ 9.91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892" calcext:value-type="currency">
            <text:p>R$ 9.89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935" calcext:value-type="currency">
            <text:p>R$ 3.93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652" calcext:value-type="currency">
            <text:p>R$ 4.65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415" calcext:value-type="currency">
            <text:p>R$ 3.41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755" calcext:value-type="currency">
            <text:p>R$ 4.75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628" calcext:value-type="currency">
            <text:p>R$ 8.62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664" calcext:value-type="currency">
            <text:p>R$ 3.66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008" calcext:value-type="currency">
            <text:p>R$ 8.00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050" calcext:value-type="currency">
            <text:p>R$ 2.0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296" calcext:value-type="currency">
            <text:p>R$ 8.296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198" calcext:value-type="currency">
            <text:p>R$ 5.19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493" calcext:value-type="currency">
            <text:p>R$ 7.49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027" calcext:value-type="currency">
            <text:p>R$ 5.02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920" calcext:value-type="currency">
            <text:p>R$ 7.92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32" calcext:value-type="currency">
            <text:p>R$ 7.03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543" calcext:value-type="currency">
            <text:p>R$ 9.54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923" calcext:value-type="currency">
            <text:p>R$ 5.92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304" calcext:value-type="currency">
            <text:p>R$ 2.30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273" calcext:value-type="currency">
            <text:p>R$ 7.27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883" calcext:value-type="currency">
            <text:p>R$ 2.88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506" calcext:value-type="currency">
            <text:p>R$ 2.50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240" calcext:value-type="currency">
            <text:p>R$ 5.24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521" calcext:value-type="currency">
            <text:p>R$ 5.52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924" calcext:value-type="currency">
            <text:p>R$ 5.92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451" calcext:value-type="currency">
            <text:p>R$ 8.451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479" calcext:value-type="currency">
            <text:p>R$ 3.47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507" calcext:value-type="currency">
            <text:p>R$ 6.50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9362" calcext:value-type="currency">
            <text:p>R$ 9.36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184" calcext:value-type="currency">
            <text:p>R$ 7.18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109" calcext:value-type="currency">
            <text:p>R$ 8.10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928" calcext:value-type="currency">
            <text:p>R$ 7.92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403" calcext:value-type="currency">
            <text:p>R$ 6.40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164" calcext:value-type="currency">
            <text:p>R$ 4.16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692" calcext:value-type="currency">
            <text:p>R$ 9.69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519" calcext:value-type="currency">
            <text:p>R$ 2.51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581" calcext:value-type="currency">
            <text:p>R$ 5.58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340" calcext:value-type="currency">
            <text:p>R$ 2.34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960" calcext:value-type="currency">
            <text:p>R$ 9.96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4923" calcext:value-type="currency">
            <text:p>R$ 4.92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605" calcext:value-type="currency">
            <text:p>R$ 2.60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552" calcext:value-type="currency">
            <text:p>R$ 5.55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159" calcext:value-type="currency">
            <text:p>R$ 5.15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9164" calcext:value-type="currency">
            <text:p>R$ 9.16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557" calcext:value-type="currency">
            <text:p>R$ 8.55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622" calcext:value-type="currency">
            <text:p>R$ 4.62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148" calcext:value-type="currency">
            <text:p>R$ 5.14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497" calcext:value-type="currency">
            <text:p>R$ 8.49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857" calcext:value-type="currency">
            <text:p>R$ 8.85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775" calcext:value-type="currency">
            <text:p>R$ 3.77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160" calcext:value-type="currency">
            <text:p>R$ 5.16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89" calcext:value-type="currency">
            <text:p>R$ 7.08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217" calcext:value-type="currency">
            <text:p>R$ 9.21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040" calcext:value-type="currency">
            <text:p>R$ 5.04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384" calcext:value-type="currency">
            <text:p>R$ 5.38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874" calcext:value-type="currency">
            <text:p>R$ 3.87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444" calcext:value-type="currency">
            <text:p>R$ 5.44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048" calcext:value-type="currency">
            <text:p>R$ 8.04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270" calcext:value-type="currency">
            <text:p>R$ 9.27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699" calcext:value-type="currency">
            <text:p>R$ 3.69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633" calcext:value-type="currency">
            <text:p>R$ 3.63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006" calcext:value-type="currency">
            <text:p>R$ 3.00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819" calcext:value-type="currency">
            <text:p>R$ 8.819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587" calcext:value-type="currency">
            <text:p>R$ 2.58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427" calcext:value-type="currency">
            <text:p>R$ 2.42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528" calcext:value-type="currency">
            <text:p>R$ 2.52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681" calcext:value-type="currency">
            <text:p>R$ 3.68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617" calcext:value-type="currency">
            <text:p>R$ 2.61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490" calcext:value-type="currency">
            <text:p>R$ 2.49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924" calcext:value-type="currency">
            <text:p>R$ 3.92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135" calcext:value-type="currency">
            <text:p>R$ 7.13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299" calcext:value-type="currency">
            <text:p>R$ 4.299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050" calcext:value-type="currency">
            <text:p>R$ 3.05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063" calcext:value-type="currency">
            <text:p>R$ 6.06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538" calcext:value-type="currency">
            <text:p>R$ 9.53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752" calcext:value-type="currency">
            <text:p>R$ 8.75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985" calcext:value-type="currency">
            <text:p>R$ 9.98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713" calcext:value-type="currency">
            <text:p>R$ 5.71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162" calcext:value-type="currency">
            <text:p>R$ 4.16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2594" calcext:value-type="currency">
            <text:p>R$ 2.59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187" calcext:value-type="currency">
            <text:p>R$ 4.18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612" calcext:value-type="currency">
            <text:p>R$ 6.61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813" calcext:value-type="currency">
            <text:p>R$ 6.81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566" calcext:value-type="currency">
            <text:p>R$ 6.566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805" calcext:value-type="currency">
            <text:p>R$ 9.80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621" calcext:value-type="currency">
            <text:p>R$ 7.62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874" calcext:value-type="currency">
            <text:p>R$ 6.874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682" calcext:value-type="currency">
            <text:p>R$ 3.68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513" calcext:value-type="currency">
            <text:p>R$ 5.51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705" calcext:value-type="currency">
            <text:p>R$ 4.70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992" calcext:value-type="currency">
            <text:p>R$ 5.99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869" calcext:value-type="currency">
            <text:p>R$ 5.86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115" calcext:value-type="currency">
            <text:p>R$ 7.11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423" calcext:value-type="currency">
            <text:p>R$ 7.42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726" calcext:value-type="currency">
            <text:p>R$ 3.72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948" calcext:value-type="currency">
            <text:p>R$ 7.94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788" calcext:value-type="currency">
            <text:p>R$ 4.78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295" calcext:value-type="currency">
            <text:p>R$ 3.29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050" calcext:value-type="currency">
            <text:p>R$ 5.05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118" calcext:value-type="currency">
            <text:p>R$ 7.118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753" calcext:value-type="currency">
            <text:p>R$ 7.75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430" calcext:value-type="currency">
            <text:p>R$ 3.43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159" calcext:value-type="currency">
            <text:p>R$ 6.15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749" calcext:value-type="currency">
            <text:p>R$ 7.74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54" calcext:value-type="currency">
            <text:p>R$ 7.05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014" calcext:value-type="currency">
            <text:p>R$ 2.01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940" calcext:value-type="currency">
            <text:p>R$ 3.940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516" calcext:value-type="currency">
            <text:p>R$ 3.51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737" calcext:value-type="currency">
            <text:p>R$ 7.737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058" calcext:value-type="currency">
            <text:p>R$ 8.05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312" calcext:value-type="currency">
            <text:p>R$ 2.312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728" calcext:value-type="currency">
            <text:p>R$ 7.72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506" calcext:value-type="currency">
            <text:p>R$ 6.50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910" calcext:value-type="currency">
            <text:p>R$ 9.91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335" calcext:value-type="currency">
            <text:p>R$ 7.33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883" calcext:value-type="currency">
            <text:p>R$ 2.88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8581" calcext:value-type="currency">
            <text:p>R$ 8.58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165" calcext:value-type="currency">
            <text:p>R$ 5.16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755" calcext:value-type="currency">
            <text:p>R$ 6.75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243" calcext:value-type="currency">
            <text:p>R$ 9.24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3056" calcext:value-type="currency">
            <text:p>R$ 3.05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069" calcext:value-type="currency">
            <text:p>R$ 3.06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528" calcext:value-type="currency">
            <text:p>R$ 5.528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048" calcext:value-type="currency">
            <text:p>R$ 7.04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831" calcext:value-type="currency">
            <text:p>R$ 2.831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899" calcext:value-type="currency">
            <text:p>R$ 4.899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5615" calcext:value-type="currency">
            <text:p>R$ 5.61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400" calcext:value-type="currency">
            <text:p>R$ 2.400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793" calcext:value-type="currency">
            <text:p>R$ 5.793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997" calcext:value-type="currency">
            <text:p>R$ 6.997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317" calcext:value-type="currency">
            <text:p>R$ 5.31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019" calcext:value-type="currency">
            <text:p>R$ 6.01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8328" calcext:value-type="currency">
            <text:p>R$ 8.328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233" calcext:value-type="currency">
            <text:p>R$ 3.23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531" calcext:value-type="currency">
            <text:p>R$ 8.53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695" calcext:value-type="currency">
            <text:p>R$ 7.695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362" calcext:value-type="currency">
            <text:p>R$ 5.36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3275" calcext:value-type="currency">
            <text:p>R$ 3.27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493" calcext:value-type="currency">
            <text:p>R$ 9.49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5313" calcext:value-type="currency">
            <text:p>R$ 5.31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795" calcext:value-type="currency">
            <text:p>R$ 9.79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8791" calcext:value-type="currency">
            <text:p>R$ 8.791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2275" calcext:value-type="currency">
            <text:p>R$ 2.275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642" calcext:value-type="currency">
            <text:p>R$ 9.642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753" calcext:value-type="currency">
            <text:p>R$ 3.75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7640" calcext:value-type="currency">
            <text:p>R$ 7.64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7653" calcext:value-type="currency">
            <text:p>R$ 7.653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5297" calcext:value-type="currency">
            <text:p>R$ 5.29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925" calcext:value-type="currency">
            <text:p>R$ 2.925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6319" calcext:value-type="currency">
            <text:p>R$ 6.31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7890" calcext:value-type="currency">
            <text:p>R$ 7.890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842" calcext:value-type="currency">
            <text:p>R$ 6.842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276" calcext:value-type="currency">
            <text:p>R$ 4.276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9291" calcext:value-type="currency">
            <text:p>R$ 9.291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759" calcext:value-type="currency">
            <text:p>R$ 3.759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6105" calcext:value-type="currency">
            <text:p>R$ 6.10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624" calcext:value-type="currency">
            <text:p>R$ 4.62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339" calcext:value-type="currency">
            <text:p>R$ 9.339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137" calcext:value-type="currency">
            <text:p>R$ 9.13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4874" calcext:value-type="currency">
            <text:p>R$ 4.874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5700" calcext:value-type="currency">
            <text:p>R$ 5.700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2763" calcext:value-type="currency">
            <text:p>R$ 2.763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4173" calcext:value-type="currency">
            <text:p>R$ 4.173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777" calcext:value-type="currency">
            <text:p>R$ 4.777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7317" calcext:value-type="currency">
            <text:p>R$ 7.317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2264" calcext:value-type="currency">
            <text:p>R$ 2.264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9962" calcext:value-type="currency">
            <text:p>R$ 9.962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8556" calcext:value-type="currency">
            <text:p>R$ 8.556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9134" calcext:value-type="currency">
            <text:p>R$ 9.134,00</text:p>
          </table:table-cell>
          <table:table-cell office:value-type="string" calcext:value-type="string">
            <text:p>Vitória</text:p>
          </table:table-cell>
        </table:table-row>
        <table:table-row table:style-name="ro1">
          <table:table-cell office:value-type="currency" office:currency="BRL" office:value="4908" calcext:value-type="currency">
            <text:p>R$ 4.908,00</text:p>
          </table:table-cell>
          <table:table-cell office:value-type="string" calcext:value-type="string">
            <text:p>Aracaju</text:p>
          </table:table-cell>
        </table:table-row>
        <table:table-row table:style-name="ro1">
          <table:table-cell office:value-type="currency" office:currency="BRL" office:value="6476" calcext:value-type="currency">
            <text:p>R$ 6.476,00</text:p>
          </table:table-cell>
          <table:table-cell office:value-type="string" calcext:value-type="string">
            <text:p>Natal</text:p>
          </table:table-cell>
        </table:table-row>
        <table:table-row table:style-name="ro1">
          <table:table-cell office:value-type="currency" office:currency="BRL" office:value="3645" calcext:value-type="currency">
            <text:p>R$ 3.645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6548" calcext:value-type="currency">
            <text:p>R$ 6.54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3758" calcext:value-type="currency">
            <text:p>R$ 3.758,00</text:p>
          </table:table-cell>
          <table:table-cell office:value-type="string" calcext:value-type="string">
            <text:p>Recife</text:p>
          </table:table-cell>
        </table:table-row>
        <table:table-row table:style-name="ro1">
          <table:table-cell office:value-type="currency" office:currency="BRL" office:value="4125" calcext:value-type="currency">
            <text:p>R$ 4.125,00</text:p>
          </table:table-cell>
          <table:table-cell office:value-type="string" calcext:value-type="string">
            <text:p>Aracaju</text:p>
          </table:table-cell>
        </table:table-row>
      </table:table>
      <table:named-expressions/>
      <table:database-ranges>
        <table:database-range table:name="__Anonymous_Sheet_DB__0" table:target-range-address="Folha1.G2:Folha1.G1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08:02:50.3231500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3:34:57.186787686</meta:creation-date>
    <dc:date>2024-03-22T08:03:53.756220184</dc:date>
    <meta:editing-duration>PT12M42S</meta:editing-duration>
    <meta:editing-cycles>3</meta:editing-cycles>
    <meta:generator>LibreOffice/24.2.1.2$Linux_X86_64 LibreOffice_project/420$Build-2</meta:generator>
    <meta:document-statistic meta:table-count="2" meta:cell-count="1213" meta:object-count="0"/>
  </office:meta>
</office:document-meta>
</file>